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3.493cm"/>
    </style:style>
    <style:style style:name="Table1.C" style:family="table-column">
      <style:table-column-properties style:column-width="3.889cm"/>
    </style:style>
    <style:style style:name="Table1.D" style:family="table-column">
      <style:table-column-properties style:column-width="3.122cm"/>
    </style:style>
    <style:style style:name="Table1.A1" style:family="table-cell">
      <style:table-cell-properties fo:padding="0.097cm" fo:border="0.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0pt" officeooo:rsid="001db7e2" officeooo:paragraph-rsid="001db7e2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background-color="transparent"/>
      <style:text-properties fo:language="en" fo:country="US" officeooo:paragraph-rsid="000b72b4"/>
    </style:style>
    <style:style style:name="P4" style:family="paragraph" style:parent-style-name="Standard">
      <loext:graphic-properties draw:fill="none"/>
      <style:paragraph-properties fo:background-color="transparent"/>
      <style:text-properties fo:language="en" fo:country="US" officeooo:paragraph-rsid="00081639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Mono" fo:font-size="18pt" fo:language="en" fo:country="US" fo:font-weight="bold" officeooo:rsid="00178732" officeooo:paragraph-rsid="00178732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language="en" fo:country="US" fo:font-weight="normal" officeooo:rsid="00178732" officeooo:paragraph-rsid="00178732" style:font-size-asian="10.5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top="0.201cm" fo:margin-bottom="0.201cm" loext:contextual-spacing="false" fo:background-color="transparent"/>
      <style:text-properties fo:language="en" fo:country="US" fo:font-weight="normal" officeooo:rsid="00225094" officeooo:paragraph-rsid="00225094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top="0.201cm" fo:margin-bottom="0.201cm" loext:contextual-spacing="false" fo:background-color="transparent"/>
      <style:text-properties fo:language="en" fo:country="US" fo:font-weight="normal" officeooo:rsid="002c03d5" officeooo:paragraph-rsid="002c8669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top="0.201cm" fo:margin-bottom="0.201cm" loext:contextual-spacing="false" fo:background-color="transparent"/>
      <style:text-properties fo:language="en" fo:country="US" officeooo:rsid="002c8669" officeooo:paragraph-rsid="002c8669"/>
    </style:style>
    <style:style style:name="P10" style:family="paragraph" style:parent-style-name="Standard">
      <loext:graphic-properties draw:fill="none"/>
      <style:paragraph-properties fo:margin-top="0.201cm" fo:margin-bottom="0.201cm" loext:contextual-spacing="false" fo:background-color="transparent"/>
      <style:text-properties fo:font-size="14pt" fo:language="en" fo:country="US" fo:font-weight="bold" officeooo:rsid="002c03d5" officeooo:paragraph-rsid="002c03d5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top="0.201cm" fo:margin-bottom="0.201cm" loext:contextual-spacing="false" fo:break-before="page" fo:background-color="transparent"/>
      <style:text-properties fo:language="en" fo:country="US" officeooo:rsid="001f6026" officeooo:paragraph-rsid="001f6026"/>
    </style:style>
    <style:style style:name="P12" style:family="paragraph" style:parent-style-name="Standard">
      <loext:graphic-properties draw:fill="none"/>
      <style:paragraph-properties fo:margin-top="0.503cm" fo:margin-bottom="0.503cm" loext:contextual-spacing="false" fo:text-align="start" style:justify-single-word="false" fo:background-color="transparent"/>
      <style:text-properties style:font-name="Liberation Mono" fo:language="en" fo:country="US" style:text-underline-style="none" fo:font-weight="bold" officeooo:rsid="00081639" officeooo:paragraph-rsid="00081639" style:font-weight-asian="bold" style:font-weight-complex="bold"/>
    </style:style>
    <style:style style:name="P13" style:family="paragraph" style:parent-style-name="Standard">
      <loext:graphic-properties draw:fill="none"/>
      <style:paragraph-properties fo:margin-top="0.503cm" fo:margin-bottom="0.503cm" loext:contextual-spacing="false" fo:text-align="start" style:justify-single-word="false" fo:background-color="transparent"/>
      <style:text-properties style:font-name="Liberation Mono" fo:language="en" fo:country="US" style:text-underline-style="none" fo:font-weight="bold" officeooo:rsid="000b72b4" officeooo:paragraph-rsid="000b72b4" style:font-weight-asian="bold" style:font-weight-complex="bold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Liberation Mono" fo:font-size="11pt" fo:language="en" fo:country="US" fo:font-style="italic" officeooo:rsid="001427c9" officeooo:paragraph-rsid="001427c9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13pt" fo:language="en" fo:country="US" officeooo:rsid="000adc94" officeooo:paragraph-rsid="000adc94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3pt" fo:language="en" fo:country="US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3pt" fo:language="en" fo:country="US" officeooo:rsid="001427c9" officeooo:paragraph-rsid="001427c9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3pt" fo:language="en" fo:country="US" officeooo:rsid="000c735d" officeooo:paragraph-rsid="000c735d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language="en" fo:country="US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fo:language="en" fo:country="US" officeooo:rsid="000adc94" officeooo:paragraph-rsid="000adc94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fo:language="en" fo:country="US" officeooo:rsid="000b8973" officeooo:paragraph-rsid="000b8973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language="en" fo:country="US" officeooo:rsid="00103097" officeooo:paragraph-rsid="00103097"/>
    </style:style>
    <style:style style:name="P2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3pt" fo:language="en" fo:country="US" officeooo:rsid="000adc94" officeooo:paragraph-rsid="000adc94" style:font-size-asian="13pt" style:font-size-complex="13pt"/>
    </style:style>
    <style:style style:name="P2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3pt" fo:language="en" fo:country="US" officeooo:rsid="000b8973" officeooo:paragraph-rsid="000b8973" style:font-size-asian="13pt" style:font-size-complex="13pt"/>
    </style:style>
    <style:style style:name="P2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3pt" fo:language="en" fo:country="US" officeooo:rsid="00103097" officeooo:paragraph-rsid="00103097" style:font-size-asian="13pt" style:font-size-complex="13pt"/>
    </style:style>
    <style:style style:name="P2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language="en" fo:country="US" officeooo:rsid="000adc94" officeooo:paragraph-rsid="000adc94"/>
    </style:style>
    <style:style style:name="P27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iberation Mono" fo:font-size="13pt" fo:language="en" fo:country="US" officeooo:rsid="000adc94" officeooo:paragraph-rsid="000adc94" style:font-size-asian="13pt" style:font-size-complex="13pt"/>
    </style:style>
    <style:style style:name="P28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iberation Mono" fo:font-size="13pt" fo:language="en" fo:country="US" officeooo:rsid="000b8973" officeooo:paragraph-rsid="000b8973" style:font-size-asian="13pt" style:font-size-complex="13pt"/>
    </style:style>
    <style:style style:name="P29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iberation Mono" fo:font-size="13pt" fo:language="en" fo:country="US" officeooo:rsid="00103097" officeooo:paragraph-rsid="00103097" style:font-size-asian="13pt" style:font-size-complex="13pt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language="en" fo:country="US" officeooo:rsid="0018c5e8" officeooo:paragraph-rsid="0018c5e8"/>
    </style:style>
    <style:style style:name="P31" style:family="paragraph" style:parent-style-name="Standard" style:list-style-name="L1">
      <style:paragraph-properties fo:margin-top="0cm" fo:margin-bottom="0cm" loext:contextual-spacing="false"/>
      <style:text-properties style:font-name="Liberation Serif" fo:language="en" fo:country="US" officeooo:paragraph-rsid="00081639"/>
    </style:style>
    <style:style style:name="P32" style:family="paragraph" style:parent-style-name="Standard" style:list-style-name="L1">
      <style:paragraph-properties fo:margin-top="0cm" fo:margin-bottom="0cm" loext:contextual-spacing="false">
        <style:tab-stops>
          <style:tab-stop style:position="3.625cm"/>
        </style:tab-stops>
      </style:paragraph-properties>
      <style:text-properties style:font-name="Liberation Serif" fo:language="en" fo:country="US" officeooo:rsid="00081639" officeooo:paragraph-rsid="00081639"/>
    </style:style>
    <style:style style:name="P33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rsid="00081639" officeooo:paragraph-rsid="00103097"/>
    </style:style>
    <style:style style:name="P34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rsid="00081639" officeooo:paragraph-rsid="002fb5ef"/>
    </style:style>
    <style:style style:name="P35" style:family="paragraph" style:parent-style-name="Standard" style:list-style-name="L1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rsid="000b72b4" officeooo:paragraph-rsid="000b72b4"/>
    </style:style>
    <style:style style:name="P36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rsid="000b72b4" officeooo:paragraph-rsid="000b72b4"/>
    </style:style>
    <style:style style:name="P37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rsid="000b72b4" officeooo:paragraph-rsid="00103097"/>
    </style:style>
    <style:style style:name="P38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paragraph-rsid="000a101c"/>
    </style:style>
    <style:style style:name="P39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paragraph-rsid="00103097"/>
    </style:style>
    <style:style style:name="P40" style:family="paragraph" style:parent-style-name="Standard" style:list-style-name="L1" style:master-page-name="">
      <loext:graphic-properties draw:fill="none"/>
      <style:paragraph-properties fo:margin-top="0cm" fo:margin-bottom="0cm" loext:contextual-spacing="false" style:page-number="auto" fo:background-color="transparent"/>
      <style:text-properties style:font-name="Liberation Serif" fo:language="en" fo:country="US" officeooo:paragraph-rsid="00081639"/>
    </style:style>
    <style:style style:name="P41" style:family="paragraph" style:parent-style-name="Standard">
      <style:paragraph-properties fo:margin-top="0.503cm" fo:margin-bottom="0.503cm" loext:contextual-spacing="false" fo:text-align="start" style:justify-single-word="false"/>
      <style:text-properties style:font-name="Liberation Mono" fo:language="en" fo:country="US" style:text-underline-style="none" fo:font-weight="bold" officeooo:rsid="00081639" officeooo:paragraph-rsid="00081639" style:font-weight-asian="bold" style:font-weight-complex="bold"/>
    </style:style>
    <style:style style:name="P42" style:family="paragraph" style:parent-style-name="Standard" style:list-style-name="L3">
      <loext:graphic-properties draw:fill="none"/>
      <style:paragraph-properties fo:margin-top="0.201cm" fo:margin-bottom="0.201cm" loext:contextual-spacing="false" fo:background-color="transparent"/>
      <style:text-properties fo:language="en" fo:country="US" officeooo:rsid="001f6026" officeooo:paragraph-rsid="001f6026"/>
    </style:style>
    <style:style style:name="P43" style:family="paragraph" style:parent-style-name="Standard" style:list-style-name="L3">
      <loext:graphic-properties draw:fill="none"/>
      <style:paragraph-properties fo:margin-top="0.201cm" fo:margin-bottom="0.201cm" loext:contextual-spacing="false" fo:background-color="transparent"/>
      <style:text-properties fo:language="en" fo:country="US" officeooo:paragraph-rsid="0021e284"/>
    </style:style>
    <style:style style:name="P44" style:family="paragraph" style:parent-style-name="Standard" style:list-style-name="L3">
      <loext:graphic-properties draw:fill="none"/>
      <style:paragraph-properties fo:margin-top="0.201cm" fo:margin-bottom="0.201cm" loext:contextual-spacing="false" fo:background-color="transparent"/>
      <style:text-properties fo:language="en" fo:country="US" officeooo:rsid="0020a5b0" officeooo:paragraph-rsid="0020a5b0"/>
    </style:style>
    <style:style style:name="P45" style:family="paragraph" style:parent-style-name="Standard" style:list-style-name="L3">
      <loext:graphic-properties draw:fill="none"/>
      <style:paragraph-properties fo:margin-top="0.201cm" fo:margin-bottom="0.201cm" loext:contextual-spacing="false" fo:background-color="transparent"/>
      <style:text-properties fo:language="en" fo:country="US" fo:font-weight="normal" officeooo:rsid="0021e284" officeooo:paragraph-rsid="0021e284" style:font-weight-asian="normal" style:font-weight-complex="normal"/>
    </style:style>
    <style:style style:name="P46" style:family="paragraph" style:parent-style-name="Standard" style:list-style-name="L3">
      <loext:graphic-properties draw:fill="none"/>
      <style:paragraph-properties fo:margin-top="0.201cm" fo:margin-bottom="0.201cm" loext:contextual-spacing="false" fo:background-color="transparent"/>
      <style:text-properties fo:language="en" fo:country="US" fo:font-weight="normal" officeooo:rsid="00225094" officeooo:paragraph-rsid="00225094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935aa" style:font-size-asian="10pt" style:font-size-complex="10pt"/>
    </style:style>
    <style:style style:name="T3" style:family="text">
      <style:text-properties officeooo:rsid="00081639"/>
    </style:style>
    <style:style style:name="T4" style:family="text">
      <style:text-properties officeooo:rsid="000a101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1639" style:font-weight-asian="bold" style:font-weight-complex="bold"/>
    </style:style>
    <style:style style:name="T7" style:family="text">
      <style:text-properties fo:font-weight="bold" officeooo:rsid="000a101c" style:font-weight-asian="bold" style:font-weight-complex="bold"/>
    </style:style>
    <style:style style:name="T8" style:family="text">
      <style:text-properties fo:font-weight="bold" officeooo:rsid="0020a5b0" style:font-weight-asian="bold" style:font-weight-complex="bold"/>
    </style:style>
    <style:style style:name="T9" style:family="text">
      <style:text-properties officeooo:rsid="00103097"/>
    </style:style>
    <style:style style:name="T10" style:family="text">
      <style:text-properties officeooo:rsid="00122e4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319fc" style:font-style-asian="italic" style:font-style-complex="italic"/>
    </style:style>
    <style:style style:name="T13" style:family="text">
      <style:text-properties fo:font-style="italic" officeooo:rsid="00081639" style:font-style-asian="italic" style:font-style-complex="italic"/>
    </style:style>
    <style:style style:name="T14" style:family="text">
      <style:text-properties officeooo:rsid="001427c9"/>
    </style:style>
    <style:style style:name="T15" style:family="text">
      <style:text-properties officeooo:rsid="0016589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dd5f1" style:font-weight-asian="normal" style:font-weight-complex="normal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officeooo:rsid="0021e284" style:font-size-asian="12pt" style:font-size-complex="12pt"/>
    </style:style>
    <style:style style:name="T20" style:family="text">
      <style:text-properties officeooo:rsid="001c1a98"/>
    </style:style>
    <style:style style:name="T21" style:family="text">
      <style:text-properties officeooo:rsid="001db7e2"/>
    </style:style>
    <style:style style:name="T22" style:family="text">
      <style:text-properties officeooo:rsid="0020a5b0"/>
    </style:style>
    <style:style style:name="T23" style:family="text">
      <style:text-properties officeooo:rsid="002319fc"/>
    </style:style>
    <style:style style:name="T24" style:family="text">
      <style:text-properties officeooo:rsid="00267898"/>
    </style:style>
    <style:style style:name="T25" style:family="text">
      <style:text-properties officeooo:rsid="002c86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ct <text:span text:style-name="T21">Summary</text:span></text:p>
      <text:p text:style-name="P6"/>
      <text:p text:style-name="P30">The summary of tested networks and their respective properties are given below,</text:p>
      <text:p text:style-name="P41">Dataset 1:</text:p>
      <text:list xml:id="list2388493669" text:style-name="L1">
        <text:list-item>
          <text:p text:style-name="P31"><text:span text:style-name="T6">File name</text:span><text:span text:style-name="T3"> : </text:span><text:span text:style-name="T13">el-Gnutella08_undirected.txt</text:span></text:p>
        </text:list-item>
        <text:list-item>
          <text:p text:style-name="P32"><text:span text:style-name="T5">Description</text:span> : Gnutella peer-to-peer file sharing network from August 2002.</text:p>
        </text:list-item>
        <text:list-item>
          <text:p text:style-name="P40"><text:span text:style-name="T6">Nodes</text:span><text:span text:style-name="T3"> : </text:span>hosts in the Gnutella network. </text:p>
        </text:list-item>
        <text:list-item>
          <text:p text:style-name="P40"><text:span text:style-name="T6">E</text:span><text:span text:style-name="T5">dges</text:span> : represent connections between the Gnutella hosts <text:span text:style-name="T3">at that instant.</text:span></text:p>
        </text:list-item>
        <text:list-item>
          <text:p text:style-name="P35"><text:span text:style-name="T5">Type</text:span> : Undirected</text:p>
        </text:list-item>
      </text:list>
      <text:p text:style-name="P12">Dataset 2:</text:p>
      <text:list xml:id="list2115960474" text:style-name="L2">
        <text:list-item>
          <text:p text:style-name="P34"><text:span text:style-name="T5">File name</text:span> : <text:span text:style-name="T11">el-email-Eu-directed.txt</text:span></text:p>
        </text:list-item>
        <text:list-item>
          <text:p text:style-name="P38"><text:span text:style-name="T7">Description</text:span><text:span text:style-name="T4"> : </text:span>Th<text:span text:style-name="T15">is is a private </text:span>email <text:span text:style-name="T15">network</text:span> <text:span text:style-name="T15">of</text:span> a large European research institution</text:p>
        </text:list-item>
        <text:list-item>
          <text:p text:style-name="P38"><text:span text:style-name="T7">Nodes</text:span><text:span text:style-name="T4"> : </text:span>members of the research institution</text:p>
        </text:list-item>
        <text:list-item>
          <text:p text:style-name="P38"><text:span text:style-name="T7">Edges</text:span><text:span text:style-name="T4"> : </text:span>There is an edge (u, v) in the network if person u sent person v at least one email</text:p>
        </text:list-item>
        <text:list-item>
          <text:p text:style-name="P36"><text:span text:style-name="T5">Type</text:span> : Directed</text:p>
        </text:list-item>
      </text:list>
      <text:p text:style-name="P13">Dataset 3:</text:p>
      <text:list xml:id="list163618318626861" text:continue-numbering="true" text:style-name="L2">
        <text:list-item>
          <text:p text:style-name="P33"><text:span text:style-name="T5">File name</text:span> : <text:span text:style-name="T11">el-facebook_undirected.txt</text:span></text:p>
        </text:list-item>
        <text:list-item>
          <text:p text:style-name="P39"><text:span text:style-name="T7">Description</text:span><text:span text:style-name="T4"> : </text:span>This dataset consists of 'circles' (or 'friends lists') from Facebook</text:p>
        </text:list-item>
        <text:list-item>
          <text:p text:style-name="P39"><text:span text:style-name="T7">Nodes</text:span><text:span text:style-name="T4"> : Users</text:span></text:p>
        </text:list-item>
        <text:list-item>
          <text:p text:style-name="P39"><text:span text:style-name="T7">Edges</text:span><text:span text:style-name="T4"> : represents friendship between two users</text:span></text:p>
        </text:list-item>
        <text:list-item>
          <text:p text:style-name="P37"><text:span text:style-name="T5">Type</text:span> : <text:span text:style-name="T9">Und</text:span>irected</text:p>
        </text:list-item>
      </text:list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20">Gnutella</text:p>
          </table:table-cell>
          <table:table-cell table:style-name="Table1.B1" office:value-type="string">
            <text:p text:style-name="P21">email-EU-core</text:p>
          </table:table-cell>
          <table:table-cell table:style-name="Table1.D1" office:value-type="string">
            <text:p text:style-name="P22">Facebook</text:p>
          </table:table-cell>
        </table:table-row>
        <table:table-row>
          <table:table-cell table:style-name="Table1.A2" office:value-type="string">
            <text:p text:style-name="P26">N<text:span text:style-name="T14">umber</text:span> of connected Components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8">20</text:p>
          </table:table-cell>
          <table:table-cell table:style-name="Table1.D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26">Max<text:span text:style-name="T20">imum</text:span> Degree</text:p>
          </table:table-cell>
          <table:table-cell table:style-name="Table1.A2" office:value-type="string">
            <text:p text:style-name="P23">97</text:p>
          </table:table-cell>
          <table:table-cell table:style-name="Table1.A2" office:value-type="string">
            <text:p text:style-name="P24">347</text:p>
          </table:table-cell>
          <table:table-cell table:style-name="Table1.D2" office:value-type="string">
            <text:p text:style-name="P25">1045</text:p>
          </table:table-cell>
        </table:table-row>
        <table:table-row>
          <table:table-cell table:style-name="Table1.A2" office:value-type="string">
            <text:p text:style-name="P26">Av<text:span text:style-name="T20">era</text:span>g<text:span text:style-name="T20">e</text:span> Degree</text:p>
          </table:table-cell>
          <table:table-cell table:style-name="Table1.A2" office:value-type="string">
            <text:p text:style-name="P23">6.59483</text:p>
          </table:table-cell>
          <table:table-cell table:style-name="Table1.A2" office:value-type="string">
            <text:p text:style-name="P23">33.24577</text:p>
          </table:table-cell>
          <table:table-cell table:style-name="Table1.D2" office:value-type="string">
            <text:p text:style-name="P25">43.69101</text:p>
          </table:table-cell>
        </table:table-row>
        <table:table-row>
          <table:table-cell table:style-name="Table1.A2" office:value-type="string">
            <text:p text:style-name="P20">Av<text:span text:style-name="T20">era</text:span>g<text:span text:style-name="T20">e</text:span> clustering</text:p>
            <text:p text:style-name="P20">coefficient</text:p>
          </table:table-cell>
          <table:table-cell table:style-name="Table1.A2" office:value-type="string">
            <text:p text:style-name="P23">0.01087</text:p>
          </table:table-cell>
          <table:table-cell table:style-name="Table1.A2" office:value-type="string">
            <text:p text:style-name="P23">0.39935</text:p>
          </table:table-cell>
          <table:table-cell table:style-name="Table1.D2" office:value-type="string">
            <text:p text:style-name="P25">0.60555</text:p>
          </table:table-cell>
        </table:table-row>
        <table:table-row>
          <table:table-cell table:style-name="Table1.A2" office:value-type="string">
            <text:p text:style-name="P26">Degree distribution</text:p>
          </table:table-cell>
          <table:table-cell table:style-name="Table1.D2" table:number-columns-spanned="3" office:value-type="string">
            <text:p text:style-name="P14">Please look into the output folde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6">Exponent</text:p>
          </table:table-cell>
          <table:table-cell table:style-name="Table1.A2" office:value-type="string">
            <text:p text:style-name="P15">1.25934</text:p>
          </table:table-cell>
          <table:table-cell table:style-name="Table1.A2" office:value-type="string">
            <text:p text:style-name="P15">1.09363</text:p>
          </table:table-cell>
          <table:table-cell table:style-name="Table1.D2" office:value-type="string">
            <text:p text:style-name="P16">1.05000</text:p>
          </table:table-cell>
        </table:table-row>
        <table:table-row>
          <table:table-cell table:style-name="Table1.A2" office:value-type="string">
            <text:p text:style-name="P26">Av<text:span text:style-name="T20">era</text:span>g<text:span text:style-name="T20">e</text:span> path length</text:p>
          </table:table-cell>
          <table:table-cell table:style-name="Table1.A2" office:value-type="string">
            <text:p text:style-name="P15">4.64299</text:p>
          </table:table-cell>
          <table:table-cell table:style-name="Table1.A2" office:value-type="string">
            <text:p text:style-name="P15"><text:s/>2.58693</text:p>
          </table:table-cell>
          <table:table-cell table:style-name="Table1.D2" office:value-type="string">
            <text:p text:style-name="P17">3.69251</text:p>
          </table:table-cell>
        </table:table-row>
        <table:table-row>
          <table:table-cell table:style-name="Table1.A2" office:value-type="string">
            <text:p text:style-name="P26">Diameter</text:p>
          </table:table-cell>
          <table:table-cell table:style-name="Table1.A2" office:value-type="string">
            <text:p text:style-name="P18">9</text:p>
          </table:table-cell>
          <table:table-cell table:style-name="Table1.A2" office:value-type="string">
            <text:p text:style-name="P18">7</text:p>
          </table:table-cell>
          <table:table-cell table:style-name="Table1.D2" office:value-type="string">
            <text:p text:style-name="P17">8</text:p>
          </table:table-cell>
        </table:table-row>
      </table:table>
      <text:p text:style-name="P4"/>
      <text:p text:style-name="P11">Out of 3 networks in sample <text:span text:style-name="T24">one</text:span> is directed and other <text:span text:style-name="T24">two</text:span> are undirected. From their properties the following points <text:span text:style-name="T24">can be concluded</text:span>,</text:p>
      <text:list xml:id="list1628073561" text:style-name="L3">
        <text:list-item>
          <text:p text:style-name="P42">The higher value of <text:span text:style-name="T5">maximum degree</text:span> and <text:span text:style-name="T5">average degree </text:span>shows that connectivity in <text:span text:style-name="T11">facebook</text:span> network is far more than that of <text:span text:style-name="T11">gnutella</text:span> or <text:span text:style-name="T11">email-eu</text:span>.</text:p>
        </text:list-item>
        <text:list-item>
          <text:p text:style-name="P43"><text:span text:style-name="T18">The clustering coefficient is the measure of the extent to which one’s friends are also friends of each other. </text:span><text:span text:style-name="T19">All of out test cases has a</text:span><text:span text:style-name="T22"> high </text:span><text:span text:style-name="T8">clustering coefficient</text:span><text:span text:style-name="T22">. Which proves that they are not random graphs.</text:span></text:p>
        </text:list-item>
        <text:list-item>
          <text:p text:style-name="P44">All of the examples have a heavily tailed <text:span text:style-name="T5">degree distribution.</text:span></text:p>
        </text:list-item>
        <text:list-item>
          <text:p text:style-name="P45">Its also observed that the degree distribution of the test networks follows power law distribution. And the <text:span text:style-name="T5">exponent</text:span> lie in the range (1, 1.26).</text:p>
        </text:list-item>
        <text:list-item>
          <text:p text:style-name="P46">Both <text:span text:style-name="T11">gnutella</text:span> and the <text:span text:style-name="T11">email-eu</text:span> graph has more than one connected component so path length between any two nodes from different component is infinite. So <text:span text:style-name="T5">diameter</text:span> and <text:span text:style-name="T5">average path length</text:span> doesn’t make sense. But here the they are calculated on their largest connected component.</text:p>
        </text:list-item>
        <text:list-item>
          <text:p text:style-name="P46">High value of <text:span text:style-name="T5">diameter </text:span>denotes that these networks are sparse in nature. <text:span text:style-name="T11">Gnutella</text:span> has the highest average path value <text:span text:style-name="T23">so</text:span> it is mo<text:span text:style-name="T23">re</text:span> <text:span text:style-name="T23">parse than </text:span><text:span text:style-name="T12">facebook</text:span><text:span text:style-name="T23"> and </text:span><text:span text:style-name="T12">email-eu</text:span><text:span text:style-name="T23"> network.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Resources:</text:p>
      <text:p text:style-name="P8">Dataset : <text:a xlink:type="simple" xlink:href="https://snap.stanford.edu/data/index.html" text:style-name="Internet_20_link" text:visited-style-name="Visited_20_Internet_20_Link">https://snap.stanford.edu/data/index.html</text:a></text:p>
      <text:p text:style-name="P8"><text:span text:style-name="T25">Algorithm insights : </text:span><text:a xlink:type="simple" xlink:href="http://networksciencebook.com/" text:style-name="Internet_20_link" text:visited-style-name="Visited_20_Internet_20_Link"><text:span text:style-name="T25">http://networksciencebook.com/</text:span></text:a></text:p>
      <text:p text:style-name="P9"><text:span text:style-name="T16">Networkx </text:span><text:span text:style-name="T17">tutorial </text:span><text:span text:style-name="T16">: </text:span><text:a xlink:type="simple" xlink:href="https://networkx.github.io/documentation/stable/tutorial.html" text:style-name="Internet_20_link" text:visited-style-name="Visited_20_Internet_20_Link"><text:span text:style-name="T16">https://networkx.github.io/documentation/stable/tutorial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db7e2" officeooo:paragraph-rsid="001db7e2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2935a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onsoon Semester,2019<text:tab/><text:tab/>Social Network Analysis</text:p>
      </style:header>
      <style:footer>
        <text:p text:style-name="MP2"><text:tab/><text:span text:style-name="MT1"><text:page-number text:select-page="current">2</text:page-number></text:span><text:span text:style-name="MT1"><text:tab/></text:span><text:span text:style-name="MT2">Mridul Gain (17MCMC40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31:58.488589276</meta:creation-date>
    <meta:generator>LibreOffice/6.0.6.2$Linux_X86_64 LibreOffice_project/00m0$Build-2</meta:generator>
    <dc:date>2019-08-12T16:36:16.465705266</dc:date>
    <meta:editing-duration>PT17H42M42S</meta:editing-duration>
    <meta:editing-cycles>31</meta:editing-cycles>
    <meta:document-statistic meta:table-count="1" meta:image-count="0" meta:object-count="0" meta:page-count="2" meta:paragraph-count="67" meta:word-count="414" meta:character-count="2579" meta:non-whitespace-character-count="2249"/>
  </office:meta>
</office:document-meta>
</file>